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5.461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draw:auto-grow-height="true" fo:min-height="13.86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fo:min-height="3.256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subtitle">
      <style:graphic-properties draw:fill-color="#ffffff" draw:auto-grow-height="true" fo:min-height="13.86cm"/>
    </style:style>
    <style:style style:name="pr10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emóriaszimulátor</text:p>
          </draw:text-box>
        </draw:frame>
        <draw:frame presentation:style-name="pr2" draw:layer="layout" svg:width="25.199cm" svg:height="12.45cm" svg:x="1cm" svg:y="6.182cm" presentation:class="subtitle" presentation:user-transformed="true">
          <draw:text-box>
            <text:p><text:span text:style-name="T1">2. Mérföldkő</text:span></text:p>
            <text:p><text:span text:style-name="T1"/></text:p>
            <text:p><text:span text:style-name="T1"/></text:p>
            <text:p><text:span text:style-name="T1"/></text:p>
            <text:p text:style-name="P2"><text:span text:style-name="T2">Készítik:</text:span></text:p>
            <text:p text:style-name="P2"><text:span text:style-name="T2"/></text:p>
            <text:list text:style-name="L2">
              <text:list-item>
                <text:p text:style-name="P2"><text:span text:style-name="T2"><text:s/></text:span><text:span text:style-name="T2">Bán Dénes</text:span></text:p>
              </text:list-item>
              <text:list-item>
                <text:p text:style-name="P2"><text:span text:style-name="T2"><text:s/></text:span><text:span text:style-name="T2">Kádár István</text:span></text:p>
              </text:list-item>
              <text:list-item>
                <text:p text:style-name="P2"><text:span text:style-name="T2"><text:s/></text:span><text:span text:style-name="T2">Zalatnai Csong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lőrehaladá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utáskész program egy adott konfiguráció szimulálásához</text:p>
              </text:list-item>
              <text:list-item>
                <text:p>Működő cache,</text:p>
              </text:list-item>
              <text:list-item>
                <text:p>Fizikai és</text:p>
              </text:list-item>
              <text:list-item>
                <text:p>Virtuális memória</text:p>
              </text:list-item>
              <text:list-item>
                <text:p>Gyorsítósor- és lapcserélő algoritmusok</text:p>
              </text:list-item>
              <text:list-item>
                <text:p>Statisztika készít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Main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A program interfésze a külvilág felé</text:p>
              </text:list-item>
              <text:list-item>
                <text:p>Itt hozzuk létre a cache-t, a memóriát és a virtuális memóriát is (a jelenlegi futáshoz megfelelő algoritmusokkal, értékekkel)</text:p>
              </text:list-item>
              <text:list-item>
                <text:p>Itt végezzük (a később implementálandó parancsfile-ból beolvasott) olvasásokat, írások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ointerek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A Main-ben a Pointer osztályból példányosítunk, azokon keresztül kommunikálunk a memóriával</text:p>
              </text:list-item>
              <text:list-item>
                <text:p>Az olvasást, írást közvetlenül a cache-nek adja tovább</text:p>
              </text:list-item>
              <text:list-item>
                <text:p>Szó-szintű műveleteket is támogat, automatikusan a memória által is értelmezett byte-műveletekre bontja ők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ointerek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Allokáláskor ha van elég hely, de nem egybefüggően, a memória kompaktálódik</text:p>
              </text:list-item>
              <text:list-item>
                <text:p>Mozgathatók</text:p>
              </text:list-item>
              <text:list-item>
                <text:p>Egymással (cím alapján) összehasonlítható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ach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Gyorsítósorok tömbjéből áll</text:p>
              </text:list-item>
              <text:list-item>
                <text:p>Változtatható mértékű asszociativitás</text:p>
              </text:list-item>
              <text:list-item>
                <text:p>Akár dinamikusan cserélhető visszaírási és sorcserélési algoritmusok</text:p>
              </text:list-item>
              <text:list-item>
                <text:p>Hiány esetén új bejegyzést készít, ami a konstruktorában fordul a fizikai memória által nyújtott I/O-ho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ach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Külön Exception class Cache-fault-hoz</text:p>
              </text:list-item>
              <text:list-item>
                <text:p>A kivétel dobásakor egyben a statisztika is frissül</text:p>
              </text:list-item>
              <text:list-item>
                <text:p>Implementált algoritmusok:</text:p>
                <text:list>
                  <text:list-item>
                    <text:p>First, LRU, MFU, LFU, MRU</text:p>
                  </text:list-item>
                  <text:list-item>
                    <text:p>WriteBack, WriteThrough, WriteAlloc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Memóri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Itt van megvalósítva a Pointerek allokálása</text:p>
              </text:list-item>
              <text:list-item>
                <text:p>Változtatható virtuális- , fizikai cím és lapméret</text:p>
              </text:list-item>
              <text:list-item>
                <text:p>Fizikai memória láncolt listával, a teljes memória arraylist-tel van megvalósítva</text:p>
              </text:list-item>
              <text:list-item>
                <text:p>Minden adatot Lapok tartalmaznak</text:p>
              </text:list-item>
              <text:list-item>
                <text:p>I/O műveletnél ellenőrzés, hogy a fizikai memóriában van-e a megfelelő lap</text:p>
              </text:list-item>
              <text:list-item>
                <text:p>Ha nincs, előbb behozz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Lapok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orszáma a virtuális cím levágott első x bitje</text:p>
              </text:list-item>
              <text:list-item>
                <text:p>Dirty bit</text:p>
              </text:list-item>
              <text:list-item>
                <text:p>Referenced</text:p>
              </text:list-item>
              <text:list-item>
                <text:p>Cserélő algoritmusokhoz való segédváltozók (counter)</text:p>
              </text:list-item>
              <text:list-item>
                <text:p>Itt történik a tényleges adat-I/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Virtuális memóri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A memóriaműveleteknél felléphet PageFaultException</text:p>
              </text:list-item>
              <text:list-item>
                <text:p>Ennek lekezelésénél (ha már nincs több hely) a virtuális memóriában egy cserélhető algoritmus határozza meg, hogy melyik lapot kell kidobni</text:p>
              </text:list-item>
              <text:list-item>
                <text:p>Ezután betölti a hiányolt lapot, lekönyveli a változásokat és visszaadja a vezérlést a memória read/write-jának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Virtuális memóri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Minden lapcserélő egy közös interfészt valósít meg</text:p>
                <text:list>
                  <text:list-item>
                    <text:p>WhichToThrowOut</text:p>
                  </text:list-item>
                  <text:list-item>
                    <text:p>DoTheAccounting</text:p>
                    <text:list>
                      <text:list-item>
                        <text:p>OnRead</text:p>
                      </text:list-item>
                      <text:list-item>
                        <text:p>OnWrite</text:p>
                      </text:list-item>
                      <text:list-item>
                        <text:p>OnReplace</text:p>
                      </text:list-item>
                    </text:list>
                  </text:list-item>
                </text:list>
              </text:list-item>
              <text:list-item>
                <text:p>Ezek az adott algoritmusnak megfelelően kezelik a láncolt listát és a segédváltozók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Virtuális memóri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Implementált algoritmusok</text:p>
                <text:list>
                  <text:list-item>
                    <text:p>FIFO</text:p>
                  </text:list-item>
                  <text:list-item>
                    <text:p>LRU</text:p>
                  </text:list-item>
                  <text:list-item>
                    <text:p>NRU</text:p>
                  </text:list-item>
                  <text:list-item>
                    <text:p>NFU</text:p>
                  </text:list-item>
                  <text:list-item>
                    <text:p>Aging</text:p>
                  </text:list-item>
                  <text:list-item>
                    <text:p>SecondChance</text:p>
                  </text:list-item>
                  <text:list-item>
                    <text:p>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Statisztika</text:p>
          </draw:text-box>
        </draw:frame>
        <draw:frame presentation:style-name="pr8" draw:layer="layout" svg:width="25.199cm" svg:height="14.906cm" svg:x="1.4cm" svg:y="4.914cm" presentation:class="outline" presentation:user-transformed="true">
          <draw:text-box>
            <text:list text:style-name="L3">
              <text:list-item>
                <text:p>Külön osztály a kezelésére</text:p>
              </text:list-item>
              <text:list-item>
                <text:p>Mindent mérünk</text:p>
                <text:list>
                  <text:list-item>
                    <text:p>Cache, memória, virtuális memória használata</text:p>
                  </text:list-item>
                  <text:list-item>
                    <text:p>Cache fault, page fault</text:p>
                  </text:list-item>
                  <text:list-item>
                    <text:p>Állítható idők (memória elérés...) segítségével hatékonysági értékek</text:p>
                  </text:list-item>
                  <text:list-item>
                    <text:p>Számítható találati arány</text:p>
                  </text:list-item>
                  <text:list-item>
                    <text:p>Töredezettség</text:p>
                  </text:list-item>
                  <text:list-item>
                    <text:p>Hányszor kellett kompaktálás</text:p>
                  </text:list-item>
                </text:list>
              </text:list-item>
              <text:list-item>
                <text:p>CSV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További fejleszté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Vezérlő program által előállított műveletsorozat végrehajtása különböző konfigurációkon</text:p>
                <text:list>
                  <text:list-item>
                    <text:p>Parancsok generálása</text:p>
                  </text:list-item>
                  <text:list-item>
                    <text:p>Értelmező beépítése a Main-be</text:p>
                  </text:list-item>
                </text:list>
              </text:list-item>
              <text:list-item>
                <text:p>Statisztikák elemzése</text:p>
              </text:list-item>
              <text:list-item>
                <text:p>Hatékonyságok összevetése azonos körülmények mellett</text:p>
              </text:list-item>
              <text:list-item>
                <text:p>Grafikon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A projekt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A projekt teljes forrása elérhető:</text:p>
                <text:p text:style-name="P1"/>
                <text:p text:style-name="P1"/>
                <text:p text:style-name="P1">http://github.com/zalatnaicsongor/memsim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32">
        <office:forms form:automatic-focus="false" form:apply-design-mode="false"/>
        <draw:frame presentation:style-name="pr10" draw:layer="layout" svg:width="25.199cm" svg:height="18.522cm" svg:x="1.301cm" svg:y="0.125cm" presentation:class="subtitle">
          <draw:text-box>
            <text:p>Köszönjük a figyelmet!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12T21:26:27</meta:creation-date>
    <dc:language>fi-FI</dc:language>
    <meta:editing-cycles>3</meta:editing-cycles>
    <meta:editing-duration>PT01H47M45S</meta:editing-duration>
    <meta:initial-creator>Mr.Zealot </meta:initial-creator>
    <dc:date>2010-04-13T00:14:44</dc:date>
    <dc:creator>Mr.Zealot </dc:creator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Blue.otp"/>
  </office:meta>
</office:document-meta>
</file>